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5f52" officeooo:paragraph-rsid="00065f52"/>
    </style:style>
    <style:style style:name="P2" style:family="paragraph" style:parent-style-name="Standard">
      <style:text-properties officeooo:rsid="0007219b" officeooo:paragraph-rsid="0007219b"/>
    </style:style>
    <style:style style:name="P3" style:family="paragraph" style:parent-style-name="Standard">
      <style:text-properties officeooo:rsid="0008892b" officeooo:paragraph-rsid="0008892b"/>
    </style:style>
    <style:style style:name="P4" style:family="paragraph" style:parent-style-name="Standard">
      <style:text-properties fo:font-weight="bold" officeooo:rsid="0009d4bc" officeooo:paragraph-rsid="0009d4bc" style:font-weight-asian="bold" style:font-weight-complex="bold"/>
    </style:style>
    <style:style style:name="T1" style:family="text">
      <style:text-properties officeooo:rsid="0007219b"/>
    </style:style>
    <style:style style:name="T2" style:family="text">
      <style:text-properties officeooo:rsid="0008892b"/>
    </style:style>
    <style:style style:name="T3" style:family="text">
      <style:text-properties officeooo:rsid="0009d4bc"/>
    </style:style>
    <style:style style:name="T4" style:family="text">
      <style:text-properties officeooo:rsid="000b96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IKEA</text:p>
      <text:p text:style-name="P1"/>
      <text:p text:style-name="P4">Avant de commencer, on a eu une très bonne nouvelle ce matin… On a officiellement reçu nos visas! On a donc le droit de rester en Islande pour un an (il faut le renouveler après) et surtout, le droit de travailler!</text:p>
      <text:p text:style-name="P1"/>
      <text:p text:style-name="P1">Je sais que pour certain.es, le IKEA est un labyrinthe infernal où il faut des heures avant de trouver <text:span text:style-name="T1">une simple casserole, mais honnêtement j’ai toujours été fan de ce magasin. Quand j’étais petite, je pouvais passer des heures à regarder le catalogue et mettre des post-it à tous les articles que je voulais avoir dans ma chambre… Je n’étais donc pas le genre d’enfant qui allait jouer dans la piscine de boules, mais celle qui essayait de convaincre sa mère d’acheter la moitié de la section pour enfant (désolée maman…)</text:span></text:p>
      <text:p text:style-name="P1"/>
      <text:p text:style-name="P2">Pour ce qui est d<text:span text:style-name="T4">e notre deuxième samedi en Islande</text:span>, c’était une journée bien amusante et remplie de péripéties, comme vous pouvez voir dans la BD de cette semaine. Honnêtement, c’était la première fois qu’on était dans un endroit un peu plus familier depuis notre départ et ça a fait du bien de ne pas se sentir complètement perdu.es dans un magasin pour une fois. En effet, les premières semaines, <text:span text:style-name="T2">tu rentres dans une épicerie et tu ne sais jamais où sont les produits, ni ce qu’il y a comme produits, en fait. Au IKEA, comme dirait Émile; « ils vendent les mêmes produits depuis des années et ça pogne encore ». Aussi, notre petite virée nous a permis de s’équiper pas mal et de sentir de plus en plus installés dans notre chez-nous. Même si parfois on se sent loin, le fait de se sentir bien dans notre nouvelle maison aide beaucoup!</text:span></text:p>
      <text:p text:style-name="P2"/>
      <text:p text:style-name="P3">D’ailleurs, dans la BD de la semaine prochaine, on parle du sentiment d’être ailleurs et on joue à pareil-pas pareil entre l’Islande et le Québec. Si vous vous demandez à quoi ressemble la vie ici, soyez au rendez-vous vendredi prochain! N’hésitez pas à partager le site à vos ami.es <text:span text:style-name="T3">fans d’Islande!</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2:29:10.713326950</meta:creation-date>
    <dc:date>2019-02-01T15:26:09.776874320</dc:date>
    <meta:editing-duration>PT2H19M47S</meta:editing-duration>
    <meta:editing-cycles>2</meta:editing-cycles>
    <meta:generator>LibreOffice/5.1.6.2$Linux_X86_64 LibreOffice_project/10m0$Build-2</meta:generator>
    <meta:document-statistic meta:table-count="0" meta:image-count="0" meta:object-count="0" meta:page-count="1" meta:paragraph-count="5" meta:word-count="338" meta:character-count="1881" meta:non-whitespace-character-count="1548"/>
  </office:meta>
</office:document-meta>
</file>